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italic" fo:font-weight="bold" officeooo:paragraph-rsid="0015fe63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italic" fo:font-weight="bold" officeooo:paragraph-rsid="0018dd7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bold" officeooo:paragraph-rsid="001bb6c1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fo:font-weight="bold" officeooo:paragraph-rsid="00210e0c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bold" officeooo:paragraph-rsid="0024bbdf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5cef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5fe6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8dd7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8dd7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9daf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9da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paragraph-rsid="001bb6c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210e0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paragraph-rsid="0023af0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paragraph-rsid="0024bbdf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bb6c1"/>
    </style:style>
    <style:style style:name="P17" style:family="paragraph" style:parent-style-name="Standard">
      <style:paragraph-properties fo:text-align="center" style:justify-single-word="false"/>
      <style:text-properties fo:font-size="22pt" fo:font-weight="bold" officeooo:paragraph-rsid="0027a3d1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2pt" fo:font-weight="normal" officeooo:paragraph-rsid="0019daf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paragraph-rsid="0024bbdf" style:font-size-asian="14pt" style:font-weight-asian="normal" style:font-size-complex="14pt" style:font-weight-complex="normal"/>
    </style:style>
    <style:style style:name="T1" style:family="text">
      <style:text-properties officeooo:rsid="0015cef4"/>
    </style:style>
    <style:style style:name="T2" style:family="text">
      <style:text-properties officeooo:rsid="0015fe63"/>
    </style:style>
    <style:style style:name="T3" style:family="text">
      <style:text-properties officeooo:rsid="001827f1"/>
    </style:style>
    <style:style style:name="T4" style:family="text">
      <style:text-properties officeooo:rsid="0018dd7d"/>
    </style:style>
    <style:style style:name="T5" style:family="text">
      <style:text-properties officeooo:rsid="0019dafa"/>
    </style:style>
    <style:style style:name="T6" style:family="text">
      <style:text-properties officeooo:rsid="001bb6c1"/>
    </style:style>
    <style:style style:name="T7" style:family="text">
      <style:text-properties fo:font-size="12pt" fo:font-weight="bold" officeooo:rsid="001bb6c1" style:font-size-asian="10.5pt" style:font-weight-asian="bold" style:font-size-complex="12pt" style:font-weight-complex="bold"/>
    </style:style>
    <style:style style:name="T8" style:family="text">
      <style:text-properties fo:font-size="12pt" fo:font-weight="normal" officeooo:rsid="001bb6c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bb6e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cb655" style:font-size-asian="10.5pt" style:font-weight-asian="normal" style:font-size-complex="12pt" style:font-weight-complex="normal"/>
    </style:style>
    <style:style style:name="T11" style:family="text">
      <style:text-properties officeooo:rsid="001d8869"/>
    </style:style>
    <style:style style:name="T12" style:family="text">
      <style:text-properties officeooo:rsid="001d96a6"/>
    </style:style>
    <style:style style:name="T13" style:family="text">
      <style:text-properties officeooo:rsid="001f12c8"/>
    </style:style>
    <style:style style:name="T14" style:family="text">
      <style:text-properties officeooo:rsid="00210e0c"/>
    </style:style>
    <style:style style:name="T15" style:family="text">
      <style:text-properties officeooo:rsid="0023af06"/>
    </style:style>
    <style:style style:name="T16" style:family="text">
      <style:text-properties officeooo:rsid="0024bbdf"/>
    </style:style>
    <style:style style:name="T17" style:family="text">
      <style:text-properties officeooo:rsid="0027a3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7">Инструкция по использованию</text:span></text:p>
      <text:p text:style-name="P17"><text:span text:style-name="T17"/></text:p>
      <text:p text:style-name="P6"><text:span text:style-name="T1">Программа предназначена для показа видеороликов с разной скоростью в течение некоторого времени с возможными паузами и запуском внешней программы. Дальше описаны примеры использования и настройки.</text:span></text:p>
      <text:p text:style-name="P6"><text:span text:style-name="T1"/></text:p>
      <text:p text:style-name="P1"><text:span text:style-name="T2">Настройки внешних файлов (центральная панель)</text:span></text:p>
      <text:p text:style-name="P6"><text:span text:style-name="T1">После запуска первым делом нужно выбрать папку, из которой будут проигрываться видеоролики. Для этого есть кнопка «Открыть папку с видео». После выбора, ниже появится список видеороликов, которые программа сможет открыть.</text:span></text:p>
      <text:p text:style-name="P6"><text:span text:style-name="T1">В списке можно отметить нужные файлы; неотмеченные не будут проиграны во время работы. По умолчанию отмечены все.</text:span></text:p>
      <text:p text:style-name="P6"><text:span text:style-name="T1"/></text:p>
      <text:p text:style-name="P7"><text:span text:style-name="T2">Далее, при желании, можно выбрать программу для запуска (кнопка с соответствующей подпис</text:span><text:span text:style-name="T11">ь</text:span><text:span text:style-name="T2">ю). Это не обязательно, но облегчит работу в дальнейшем.</text:span></text:p>
      <text:p text:style-name="P7"><text:span text:style-name="T2">Ниже можно отметить опцию «Автоматически запускать после каждого этапа». Если выбрана эта опция, то после каждого этапа воспроизведение будет приостановлено и будет запущена выбранная программа.</text:span></text:p>
      <text:p text:style-name="P7"><text:span text:style-name="T2">Ниже расположена кнопка для запуска выбранной программы. Она нужна, чтобы открывать ее прямо из главного окна, не отвлекаясь и не переключаясь куда-то еще.</text:span></text:p>
      <text:p text:style-name="P7"><text:span text:style-name="T2"/></text:p>
      <text:p text:style-name="P1"><text:span text:style-name="T2">Настройки времени (правая панель)</text:span></text:p>
      <text:p text:style-name="P7"><text:span text:style-name="T2">Сначала нужно установить время работы (часы</text:span><text:span text:style-name="T3">:</text:span><text:span text:style-name="T2"> минуты: секунды). Столько времени будет показываться видео, без учета пауз.</text:span></text:p>
      <text:p text:style-name="P7"><text:span text:style-name="T2">Ниже нужно добавить этапы.</text:span></text:p>
      <text:p text:style-name="P7"><text:span text:style-name="T2">Этап — это отрезок времени, в течение которого видео проигрывается с указанной скоростью. Этапы можно добавлять, удалять, менять местами (перетаскивать мышкой). Для редактирования этапа нужно дважды щелкнуть левой кнопкой мыши на нужном поле.</text:span></text:p>
      <text:p text:style-name="P7"><text:span text:style-name="T2">Время устанавливается в формате часы: минуты: секунды.</text:span></text:p>
      <text:p text:style-name="P7"><text:span text:style-name="T2">Скорость — в виде коэффициента относительно нормальной, т. е. 1.0x равняется обычной скорости, 0.5x — в два раза медленнее, а 5.0x — в пять раз быстрее. Минимальная скорость 0.1x, максимальная — 20.0x.</text:span></text:p>
      <text:p text:style-name="P8"><text:span text:style-name="T4">Суммарное время этапов должно равняться заданному выше времени работы.</text:span></text:p>
      <text:p text:style-name="P8"><text:span text:style-name="T4"/></text:p>
      <text:p text:style-name="P8"><text:span text:style-name="T4">Ниже расположены кнопки, запускающие и останавливающие работу.</text:span></text:p>
      <text:p text:style-name="P8"><text:span text:style-name="T4">«Начать тестирование» - начнется воспроизведение видеороликов, выбранных в списке файлов, в соответствии с этапами, введенными выше. Видео будет развернуто на весь экран, остальной интерфейс — скрыт. Дальнейшее управление описано ниже. </text:span><text:span text:style-name="T12">Кнопка «Стоп» сбросит отсчет времени и этапы на начальное состояние.</text:span></text:p>
      <text:p text:style-name="P8"><text:span text:style-name="T4"/></text:p>
      <text:p text:style-name="P2"><text:span text:style-name="T4">Информационная строка (справа под видео)</text:span></text:p>
      <text:p text:style-name="P8"><text:span text:style-name="T4">В информационной строке показаны (слева направо):</text:span></text:p>
      <text:list xml:id="list205558463420662608" text:style-name="L1">
        <text:list-item>
          <text:p text:style-name="P9"><text:span text:style-name="T4">Текущая скорость воспроизведения;</text:span></text:p>
        </text:list-item>
        <text:list-item>
          <text:p text:style-name="P9"><text:span text:style-name="T4">Время, прошедшее с начала работы (без учета пауз)</text:span></text:p>
        </text:list-item>
        <text:list-item>
          <text:p text:style-name="P9"><text:span text:style-name="T4">Время, оставшееся до конца (до достижения заданного времени работы)</text:span></text:p>
        </text:list-item>
        <text:list-item>
          <text:p text:style-name="P9"><text:span text:style-name="T13">Н</text:span><text:span text:style-name="T4">омер текущего этапа в скобках</text:span></text:p>
        </text:list-item>
        <text:list-item>
          <text:p text:style-name="P10"><text:span text:style-name="T13">В</text:span><text:span text:style-name="T5">ремя в секундах до конца текущего этапа</text:span></text:p>
        </text:list-item>
      </text:list>
      <text:p text:style-name="P11"><text:span text:style-name="T5"/></text:p>
      <text:p text:style-name="P18"><text:span text:style-name="T5"/></text:p>
      <text:p text:style-name="P3"><text:span text:style-name="T6">Управление клавишами</text:span></text:p>
      <text:p text:style-name="P12"><text:span text:style-name="T6">Для работы в режиме воспроизведения предусмотрены следующие клавиши:</text:span></text:p>
      <text:list xml:id="list6709153107747888310" text:style-name="L2">
        <text:list-item>
          <text:p text:style-name="P16"><text:span text:style-name="T7">[Пробел]</text:span><text:span text:style-name="T8"> — прервать воспроизведение и показать главное окно. Например, для запуска внешней программы. Нажатие пробела еще раз продолжает воспроизведение в полноэкранном режиме. </text:span></text:p>
        </text:list-item>
        <text:list-item>
          <text:p text:style-name="P16"><text:span text:style-name="T7">[F], [F11] —</text:span><text:span text:style-name="T8"> переключение полноэкранного режима без остановки воспроизведения. Полезно для оперативного просмотра информации: оставшегося времени, скорости, …</text:span></text:p>
        </text:list-item>
        <text:list-item>
          <text:p text:style-name="P16"><text:span text:style-name="T7">[+]</text:span><text:span text:style-name="T8"> — Ручное уеличение скорости видео до конца текущего этапа с шагом на +0.1</text:span></text:p>
        </text:list-item>
        <text:list-item>
          <text:p text:style-name="P16"><text:span text:style-name="T7">[-]</text:span><text:span text:style-name="T8"> — Ручное уменьшение скорости видео до конца текущего этапа с шагом на -0.1</text:span></text:p>
        </text:list-item>
        <text:list-item>
          <text:p text:style-name="P16"><text:span text:style-name="T7">[Esc] </text:span><text:span text:style-name="T8">— Закрыть программу. Завершить работу можно в любой момент, нажав Esc. </text:span><text:span text:style-name="T10">Н</text:span><text:span text:style-name="T9">е важно, в каком режиме программа находится сейчас.</text:span></text:p>
        </text:list-item>
      </text:list>
      <text:p text:style-name="P8"><text:span text:style-name="T4"/></text:p>
      <text:p text:style-name="P4"><text:span text:style-name="T14">Сохранение/Загрузка</text:span></text:p>
      <text:p text:style-name="P13"><text:span text:style-name="T14">Настройки можно сохранить в файл и загрузить, чтобы не набирать все заново каждый раз при работе.</text:span></text:p>
      <text:p text:style-name="P13"><text:span text:style-name="T14">Сохранение: в главном меню (сверху) выбрать пункт Настройки — Сохранить. </text:span><text:span text:style-name="T15">Будет предложено выбрать имя и расположение файла, в который запишутся все текущие параметры.</text:span></text:p>
      <text:p text:style-name="P13"><text:span text:style-name="T14">Загрузка: там же, выбрать пункт Настройки — Загрузить. </text:span><text:span text:style-name="T15">Нужно будет указать файл, в который ранее были сохранены параметры.</text:span></text:p>
      <text:p text:style-name="P14"><text:span text:style-name="T15">Сбросить настройки: если возникли какие-то проблемы, можно сбросить текущие параметры, <text:s/>чтобы выставить их заново. В главном меню, пункт Настройки — Сбросить настройки. Внимание, это не изменит содержимого загруженного файла настроек, только текушие параметры.</text:span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5"><text:span text:style-name="T16">Авторы программы:</text:span></text:p>
      <text:p text:style-name="P5"><text:span text:style-name="T16"/></text:p>
      <text:p text:style-name="P19"><text:span text:style-name="T16">Зозулина Татьяна</text:span></text:p>
      <text:p text:style-name="P19"><text:span text:style-name="T16"/></text:p>
      <text:p text:style-name="P19"><text:span text:style-name="T16">Кириллов Ростислав</text:span></text:p>
      <text:p text:style-name="P19"><text:span text:style-name="T16"/></text:p>
      <text:p text:style-name="P19"><text:span text:style-name="T16">Лавруков Александр</text:span></text:p>
      <text:p text:style-name="P19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>Весна 2013 го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8:42:37</meta:creation-date>
    <dc:date>2013-06-03T09:51:12</dc:date>
    <meta:editing-duration>PT1H2M6S</meta:editing-duration>
    <meta:editing-cycles>20</meta:editing-cycles>
    <meta:generator>LibreOffice/4.0.3.3$Linux_X86_64 LibreOffice_project/400m0$Build-3</meta:generator>
    <meta:document-statistic meta:table-count="0" meta:image-count="0" meta:object-count="0" meta:page-count="2" meta:paragraph-count="41" meta:word-count="539" meta:character-count="3981" meta:non-whitespace-character-count="3477"/>
  </office:meta>
</office:document-meta>
</file>